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f22" officeooo:paragraph-rsid="000d0f22"/>
    </style:style>
    <style:style style:name="P2" style:family="paragraph" style:parent-style-name="Standard">
      <style:text-properties officeooo:rsid="000d20f3" officeooo:paragraph-rsid="000d20f3"/>
    </style:style>
    <style:style style:name="P3" style:family="paragraph" style:parent-style-name="Standard">
      <style:text-properties officeooo:rsid="000eaabc" officeooo:paragraph-rsid="000eaabc"/>
    </style:style>
    <style:style style:name="P4" style:family="paragraph" style:parent-style-name="Standard">
      <style:text-properties officeooo:rsid="001032fd" officeooo:paragraph-rsid="001032fd"/>
    </style:style>
    <style:style style:name="P5" style:family="paragraph" style:parent-style-name="Standard">
      <style:text-properties officeooo:rsid="0010bfb1" officeooo:paragraph-rsid="0010bfb1"/>
    </style:style>
    <style:style style:name="P6" style:family="paragraph" style:parent-style-name="Standard">
      <style:text-properties officeooo:rsid="001338c7" officeooo:paragraph-rsid="001338c7"/>
    </style:style>
    <style:style style:name="P7" style:family="paragraph" style:parent-style-name="Standard">
      <style:text-properties officeooo:rsid="00144f3f" officeooo:paragraph-rsid="00144f3f"/>
    </style:style>
    <style:style style:name="P8" style:family="paragraph" style:parent-style-name="Standard">
      <style:text-properties officeooo:rsid="00155212" officeooo:paragraph-rsid="00155212"/>
    </style:style>
    <style:style style:name="P9" style:family="paragraph" style:parent-style-name="Standard">
      <style:text-properties fo:font-weight="normal" officeooo:rsid="0020f398" officeooo:paragraph-rsid="0020f398" style:font-weight-asian="normal" style:font-weight-complex="normal"/>
    </style:style>
    <style:style style:name="P10" style:family="paragraph" style:parent-style-name="Standard">
      <style:text-properties officeooo:paragraph-rsid="000d0f22"/>
    </style:style>
    <style:style style:name="P11" style:family="paragraph" style:parent-style-name="Standard">
      <style:paragraph-properties style:writing-mode="lr-tb"/>
      <style:text-properties fo:font-weight="bold" officeooo:rsid="0020f398" officeooo:paragraph-rsid="0020f398" style:font-weight-asian="bold" style:font-weight-complex="bold"/>
    </style:style>
    <style:style style:name="P12" style:family="paragraph" style:parent-style-name="Standard">
      <style:text-properties fo:font-weight="bold" officeooo:rsid="000d0f22" officeooo:paragraph-rsid="000d0f22" style:font-weight-asian="bold" style:font-weight-complex="bold"/>
    </style:style>
    <style:style style:name="P13" style:family="paragraph" style:parent-style-name="Standard">
      <style:text-properties fo:font-weight="normal" officeooo:rsid="0020f398" officeooo:paragraph-rsid="0020f398" style:font-weight-asian="normal" style:font-weight-complex="normal"/>
    </style:style>
    <style:style style:name="P14" style:family="paragraph" style:parent-style-name="Standard">
      <style:text-properties fo:font-weight="normal" officeooo:rsid="0022ea37" officeooo:paragraph-rsid="0022ea37" style:font-weight-asian="normal" style:font-weight-complex="normal"/>
    </style:style>
    <style:style style:name="P15" style:family="paragraph" style:parent-style-name="Standard">
      <style:text-properties officeooo:rsid="000d0f22" officeooo:paragraph-rsid="000d0f22"/>
    </style:style>
    <style:style style:name="P16" style:family="paragraph" style:parent-style-name="Standard">
      <style:text-properties officeooo:rsid="00272eb9" officeooo:paragraph-rsid="00272eb9"/>
    </style:style>
    <style:style style:name="T1" style:family="text">
      <style:text-properties officeooo:rsid="000d0f22"/>
    </style:style>
    <style:style style:name="T2" style:family="text">
      <style:text-properties officeooo:rsid="001032fd"/>
    </style:style>
    <style:style style:name="T3" style:family="text">
      <style:text-properties officeooo:rsid="0010abf9"/>
    </style:style>
    <style:style style:name="T4" style:family="text">
      <style:text-properties officeooo:rsid="0016e4be"/>
    </style:style>
    <style:style style:name="T5" style:family="text">
      <style:text-properties officeooo:rsid="0018c1b2"/>
    </style:style>
    <style:style style:name="T6" style:family="text">
      <style:text-properties officeooo:rsid="001a3d0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d0f22" style:font-weight-asian="bold" style:font-weight-complex="bold"/>
    </style:style>
    <style:style style:name="T9" style:family="text">
      <style:text-properties officeooo:rsid="001e45b3"/>
    </style:style>
    <style:style style:name="T10" style:family="text">
      <style:text-properties officeooo:rsid="001f9060"/>
    </style:style>
    <style:style style:name="T11" style:family="text">
      <style:text-properties officeooo:rsid="001fc941"/>
    </style:style>
    <style:style style:name="T12" style:family="text">
      <style:text-properties officeooo:rsid="0020f39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33381" style:font-weight-asian="normal" style:font-weight-complex="normal"/>
    </style:style>
    <style:style style:name="T15" style:family="text">
      <style:text-properties fo:font-weight="normal" officeooo:rsid="002505a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rrillville Realization Group</text:p>
      <text:p text:style-name="P1">Organizational Charter Change Log</text:p>
      <text:p text:style-name="P1"/>
      <text:p text:style-name="P16"><text:span text:style-name="T7">New in Version 2-5</text:span> (edits 2/15/2021 thru )</text:p>
      <text:p text:style-name="P16"/>
      <text:p text:style-name="P16">Revised Section 6, glossary, to re-include the definition of a motion.</text:p>
      <text:p text:style-name="P16"/>
      <text:p text:style-name="P16">Revised Addendum A2, QR Template Sections 8 and 9 for administrative error correction.</text:p>
      <text:p text:style-name="P1"/>
      <text:p text:style-name="P11">New in Version 2-4 <text:span text:style-name="T14">(edits 2/10/2021 thru </text:span><text:span text:style-name="T15">2/12/2021</text:span><text:span text:style-name="T14">)</text:span></text:p>
      <text:p text:style-name="P12"/>
      <text:p text:style-name="P9">Revised Section 3.8 to update Equation 1. Eq 1 now includes the projected share value on the date the new Owner becomes a full Owner. </text:p>
      <text:p text:style-name="P12"/>
      <text:p text:style-name="P14">Revised Section 3.12, changed from “10% of outstanding full and partial EOSs” to “10% of outstanding EOSs.”</text:p>
      <text:p text:style-name="P12"/>
      <text:p text:style-name="P9">Revised Section 4.1.2 to state that the President will be incentivised to minimize administrative labor.</text:p>
      <text:p text:style-name="P12"/>
      <text:p text:style-name="P10"><text:span text:style-name="T8">New in Version 2-3</text:span><text:span text:style-name="T1"> </text:span><text:span text:style-name="T2">(</text:span><text:span text:style-name="T3">edits </text:span><text:span text:style-name="T2">1/31/2021 thru </text:span><text:span text:style-name="T12">2/9/2021</text:span><text:span text:style-name="T2">)</text:span></text:p>
      <text:p text:style-name="P1"/>
      <text:p text:style-name="P6">Revised Section 4.1 so that a grievance no longer requires a full share.</text:p>
      <text:p text:style-name="P3"/>
      <text:p text:style-name="P3">Revised Section 4.1.2, President’s Bonus, <text:span text:style-name="T9">so that the bonus is now a percentage of net project labor, defined as project labor minus administrative labor.</text:span></text:p>
      <text:p text:style-name="P1"/>
      <text:p text:style-name="P1">Revised Section 4.2.4, CEO Bonus, now defines the bonus as a percent of potential business income rather than as a percent of profit generated.</text:p>
      <text:p text:style-name="P1"/>
      <text:p text:style-name="P5">Revised Section 4.3.1 Director Elections, to more accurately reflect the scoring methodology of ranked-choice voting.</text:p>
      <text:p text:style-name="P1"/>
      <text:p text:style-name="P2">Revised Section 4.3.9 to “Directors’ Bonus”</text:p>
      <text:p text:style-name="P2"/>
      <text:p text:style-name="P8">Revised <text:span text:style-name="T4">Section 6 to change </text:span>the definition of GRC votes to include ranked-choice voting.</text:p>
      <text:p text:style-name="P2"/>
      <text:p text:style-name="P4">Updated WidgetCalc10 to version 2 to correct the <text:span text:style-name="T10">President and </text:span>CEO bonus calculation<text:span text:style-name="T10">s</text:span>.</text:p>
      <text:p text:style-name="P1"/>
      <text:p text:style-name="P7">Updated the foundation vote ballot to: reflect the new <text:span text:style-name="T11">President and</text:span> CEO bonus criteria; <text:span text:style-name="T5">added new Vote 2 to authorize the president to issue up to 100 “EOS” shares; </text:span><text:span text:style-name="T6">added “EOS Outstanding” to Section 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31T09:02:31.636170052</meta:creation-date>
    <meta:generator>LibreOffice/7.0.3.1$Linux_X86_64 LibreOffice_project/00$Build-1</meta:generator>
    <dc:date>2021-02-15T09:36:48.534650806</dc:date>
    <meta:editing-duration>P9DT17H36M11S</meta:editing-duration>
    <meta:editing-cycles>18</meta:editing-cycles>
    <meta:document-statistic meta:table-count="0" meta:image-count="0" meta:object-count="0" meta:page-count="1" meta:paragraph-count="18" meta:word-count="256" meta:character-count="1612" meta:non-whitespace-character-count="1373"/>
  </office:meta>
</office:document-meta>
</file>